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0d09ea" officeooo:paragraph-rsid="000d09ea" style:font-size-asian="18pt" style:font-weight-asian="bold" style:font-size-complex="18pt" style:font-weight-complex="bold"/>
    </style:style>
    <style:style style:name="P2" style:family="paragraph" style:parent-style-name="Standard" style:list-style-name="L1">
      <style:text-properties fo:font-size="18pt" style:text-underline-style="none" fo:font-weight="normal" officeooo:rsid="000d09ea" officeooo:paragraph-rsid="000d09ea" style:font-size-asian="18pt" style:font-weight-asian="normal" style:font-size-complex="18pt" style:font-weight-complex="normal"/>
    </style:style>
    <style:style style:name="P3" style:family="paragraph" style:parent-style-name="Standard" style:list-style-name="L1">
      <style:text-properties fo:font-size="18pt" style:text-underline-style="none" fo:font-weight="normal" officeooo:rsid="000dbaf1" officeooo:paragraph-rsid="000dbaf1" style:font-size-asian="18pt" style:font-weight-asian="normal" style:font-size-complex="18pt" style:font-weight-complex="normal"/>
    </style:style>
    <style:style style:name="T1" style:family="text">
      <style:text-properties officeooo:rsid="000dbaf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ie 1:</text:p>
      <text:p text:style-name="P1"/>
      <text:list xml:id="list4146324828" text:style-name="L1">
        <text:list-item>
          <text:p text:style-name="P2">Ces données comportes 14 attributs (A→N).</text:p>
        </text:list-item>
        <text:list-item>
          <text:p text:style-name="P2">Les instances sont catégorisés sous 4 différentes classes 0, 1, 2 et 3. </text:p>
        </text:list-item>
        <text:list-item>
          <text:p text:style-name="P2">0 : 674 <text:s text:c="2"/>1 : 90<text:span text:style-name="T1">8</text:span> <text:s/>2 : 472 <text:s/>3 : 244</text:p>
        </text:list-item>
        <text:list-item>
          <text:p text:style-name="P3">Non.</text:p>
        </text:list-item>
        <text:list-item>
          <text:p text:style-name="P3"/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4T01:18:17.754071688</meta:creation-date>
    <dc:date>2022-05-04T01:35:16.575426525</dc:date>
    <meta:editing-duration>PT1M58S</meta:editing-duration>
    <meta:editing-cycles>1</meta:editing-cycles>
    <meta:document-statistic meta:table-count="0" meta:image-count="0" meta:object-count="0" meta:page-count="1" meta:paragraph-count="7" meta:word-count="40" meta:character-count="173" meta:non-whitespace-character-count="139"/>
    <meta:generator>LibreOffice/6.4.7.2$Linux_X86_64 LibreOffice_project/40$Build-2</meta:generator>
  </office:meta>
</office:document-meta>
</file>